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ingClassLoader.getGenerator( Class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ingClassLoader.TransformingClassLoader( ClassLoader parent , ClassFilter filter , ClassTransformerFactory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